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3"/>
          <table:table-cell table:style-name="Default" office:value-type="string" calcext:value-type="string">
            <text:p>Sesión 1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time" office:time-value="PT00H01M53S" calcext:value-type="time">
            <text:p>00:01:53</text:p>
          </table:table-cell>
        </table:table-row>
        <table:table-row table:style-name="ro1">
          <table:table-cell table:number-columns-repeated="3"/>
          <table:table-cell office:value-type="time" office:time-value="PT00H01M16S" calcext:value-type="time">
            <text:p>00:01:16</text:p>
          </table:table-cell>
        </table:table-row>
        <table:table-row table:style-name="ro1">
          <table:table-cell table:number-columns-repeated="3"/>
          <table:table-cell office:value-type="time" office:time-value="PT00H05M45S" calcext:value-type="time">
            <text:p>00:05:45</text:p>
          </table:table-cell>
        </table:table-row>
        <table:table-row table:style-name="ro1">
          <table:table-cell table:number-columns-repeated="3"/>
          <table:table-cell office:value-type="time" office:time-value="PT00H17M23S" calcext:value-type="time">
            <text:p>00:17:23</text:p>
          </table:table-cell>
        </table:table-row>
        <table:table-row table:style-name="ro1">
          <table:table-cell table:number-columns-repeated="3"/>
          <table:table-cell office:value-type="time" office:time-value="PT00H08M23S" calcext:value-type="time">
            <text:p>00:08:23</text:p>
          </table:table-cell>
        </table:table-row>
        <table:table-row table:style-name="ro1">
          <table:table-cell table:number-columns-repeated="3"/>
          <table:table-cell office:value-type="time" office:time-value="PT00H11M14S" calcext:value-type="time">
            <text:p>00:11:14</text:p>
          </table:table-cell>
        </table:table-row>
        <table:table-row table:style-name="ro1">
          <table:table-cell table:number-columns-repeated="3"/>
          <table:table-cell office:value-type="time" office:time-value="PT00H07M52S" calcext:value-type="time">
            <text:p>00:07:52</text:p>
          </table:table-cell>
        </table:table-row>
        <table:table-row table:style-name="ro1">
          <table:table-cell table:number-columns-repeated="3"/>
          <table:table-cell office:value-type="time" office:time-value="PT00H06M22S" calcext:value-type="time">
            <text:p>00:06:22</text:p>
          </table:table-cell>
        </table:table-row>
        <table:table-row table:style-name="ro1">
          <table:table-cell table:number-columns-repeated="3"/>
          <table:table-cell office:value-type="time" office:time-value="PT00H06M10S" calcext:value-type="time">
            <text:p>00:06:10</text:p>
          </table:table-cell>
        </table:table-row>
        <table:table-row table:style-name="ro1">
          <table:table-cell table:number-columns-repeated="3"/>
          <table:table-cell office:value-type="time" office:time-value="PT00H03M31S" calcext:value-type="time">
            <text:p>00:03:31</text:p>
          </table:table-cell>
        </table:table-row>
        <table:table-row table:style-name="ro1">
          <table:table-cell table:number-columns-repeated="3"/>
          <table:table-cell office:value-type="time" office:time-value="PT00H07M11S" calcext:value-type="time">
            <text:p>00:07:11</text:p>
          </table:table-cell>
        </table:table-row>
        <table:table-row table:style-name="ro1">
          <table:table-cell table:number-columns-repeated="3"/>
          <table:table-cell office:value-type="time" office:time-value="PT00H13M30S" calcext:value-type="time">
            <text:p>00:13:30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time" office:time-value="PT00H08M08S" calcext:value-type="time">
            <text:p>00:08:0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Total</text:p>
          </table:table-cell>
          <table:table-cell table:formula="of:=SUM([.D3:.D15])" office:value-type="time" office:time-value="PT01H38M38S" calcext:value-type="time">
            <text:p>01:38:3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avacasm </meta:initial-creator>
    <meta:creation-date>2020-05-05T13:19:39.926888021</meta:creation-date>
    <dc:date>2020-05-05T13:26:20.934589196</dc:date>
    <dc:creator>Javacasm </dc:creator>
    <meta:editing-duration>PT6M41S</meta:editing-duration>
    <meta:editing-cycles>1</meta:editing-cycles>
    <meta:document-statistic meta:table-count="1" meta:cell-count="16" meta:object-count="0"/>
    <meta:generator>LibreOffice/6.4.2.2$Linux_X86_64 LibreOffice_project/4e471d8c02c9c90f512f7f9ead8875b57fcb1ec3</meta:generator>
  </office:meta>
</office:document-meta>
</file>